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5in" table:align="margins"/>
    </style:style>
    <style:style style:name="Table1.A" style:family="table-column">
      <style:table-column-properties style:column-width="2.25in" style:rel-column-width="14043*"/>
    </style:style>
    <style:style style:name="Table1.B" style:family="table-column">
      <style:table-column-properties style:column-width="0.25in" style:rel-column-width="1560*"/>
    </style:style>
    <style:style style:name="Table1.J" style:family="table-column">
      <style:table-column-properties style:column-width="2.2507in" style:rel-column-width="14046*"/>
    </style:style>
    <style:style style:name="Table1.1" style:family="table-row">
      <style:table-row-properties style:row-height="2.3299in" fo:keep-together="always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E1" style:family="table-cell">
      <style:table-cell-properties fo:background-color="transparent" fo:padding="0.0201in" fo:border="none">
        <style:background-image/>
      </style:table-cell-properties>
    </style:style>
    <style:style style:name="Table1.2" style:family="table-row">
      <style:table-row-properties style:min-row-height="0.25in" fo:keep-together="always"/>
    </style:style>
    <style:style style:name="Table1.5" style:family="table-row">
      <style:table-row-properties style:row-height="0.25in" fo:keep-together="always"/>
    </style:style>
    <style:style style:name="Table2" style:family="table">
      <style:table-properties style:width="10.5in" table:align="margins"/>
    </style:style>
    <style:style style:name="Table2.A" style:family="table-column">
      <style:table-column-properties style:column-width="2.25in" style:rel-column-width="14043*"/>
    </style:style>
    <style:style style:name="Table2.B" style:family="table-column">
      <style:table-column-properties style:column-width="0.25in" style:rel-column-width="1560*"/>
    </style:style>
    <style:style style:name="Table2.J" style:family="table-column">
      <style:table-column-properties style:column-width="2.2507in" style:rel-column-width="14046*"/>
    </style:style>
    <style:style style:name="Table2.1" style:family="table-row">
      <style:table-row-properties style:row-height="2.3299in" fo:keep-together="always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B1" style:family="table-cell">
      <style:table-cell-properties fo:background-color="transparent" fo:padding="0.0201in" fo:border="none">
        <style:background-image/>
      </style:table-cell-properties>
    </style:style>
    <style:style style:name="Table2.2" style:family="table-row">
      <style:table-row-properties style:min-row-height="0.25in" fo:keep-together="always"/>
    </style:style>
    <style:style style:name="Table2.5" style:family="table-row">
      <style:table-row-properties style:row-height="0.25in" fo:keep-together="always"/>
    </style:style>
    <style:style style:name="P1" style:family="paragraph" style:parent-style-name="Table_20_Contents">
      <style:text-properties style:font-name="Nimbus Mono L"/>
    </style:style>
    <style:style style:name="P2" style:family="paragraph" style:parent-style-name="Table_20_Contents">
      <style:paragraph-properties fo:text-align="end" style:justify-single-word="false"/>
      <style:text-properties style:font-name="Nimbus Mono L" fo:font-size="16pt" officeooo:rsid="001c5441" officeooo:paragraph-rsid="001c5441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  <style:text-properties style:font-name="Nimbus Mono L" fo:font-size="16pt" officeooo:rsid="001c5441" officeooo:paragraph-rsid="001fbaaf" style:font-size-asian="16pt" style:font-size-complex="16pt"/>
    </style:style>
    <style:style style:name="P4" style:family="paragraph" style:parent-style-name="Table_20_Contents">
      <style:paragraph-properties fo:text-align="end" style:justify-single-word="false"/>
      <style:text-properties style:font-name="Nimbus Mono L" fo:font-size="16pt" officeooo:rsid="001c5441" officeooo:paragraph-rsid="0021e3f8" style:font-size-asian="16pt" style:font-size-complex="16pt"/>
    </style:style>
    <style:style style:name="P5" style:family="paragraph" style:parent-style-name="Table_20_Contents">
      <style:paragraph-properties fo:text-align="end" style:justify-single-word="false"/>
      <style:text-properties style:font-name="Nimbus Mono L" fo:font-size="16pt" officeooo:rsid="001c5441" officeooo:paragraph-rsid="002244cb" style:font-size-asian="16pt" style:font-size-complex="16pt"/>
    </style:style>
    <style:style style:name="P6" style:family="paragraph" style:parent-style-name="Table_20_Contents">
      <style:paragraph-properties fo:text-align="end" style:justify-single-word="false"/>
      <style:text-properties style:font-name="Nimbus Mono L" fo:font-size="60pt" fo:font-weight="bold" officeooo:rsid="001fbaaf" officeooo:paragraph-rsid="001fbaaf" style:font-size-asian="60pt" style:font-weight-asian="bold" style:font-size-complex="6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Nimbus Mono L" fo:font-size="60pt" fo:font-weight="bold" officeooo:rsid="001fbaaf" officeooo:paragraph-rsid="0021e3f8" style:font-size-asian="60pt" style:font-weight-asian="bold" style:font-size-complex="6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Nimbus Mono L" fo:font-size="60pt" fo:font-weight="bold" officeooo:rsid="001fbaaf" officeooo:paragraph-rsid="002244cb" style:font-size-asian="60pt" style:font-weight-asian="bold" style:font-size-complex="6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Nimbus Mono L" officeooo:rsid="001e6400" officeooo:paragraph-rsid="001e6400"/>
    </style:style>
    <style:style style:name="P10" style:family="paragraph" style:parent-style-name="Table_20_Contents">
      <style:paragraph-properties fo:text-align="end" style:justify-single-word="false"/>
      <style:text-properties style:font-name="Nimbus Mono L" officeooo:rsid="001e6400" officeooo:paragraph-rsid="001fbaaf"/>
    </style:style>
    <style:style style:name="P11" style:family="paragraph" style:parent-style-name="Table_20_Contents">
      <style:paragraph-properties fo:text-align="end" style:justify-single-word="false"/>
      <style:text-properties style:font-name="Nimbus Mono L" officeooo:rsid="001e6400" officeooo:paragraph-rsid="0021e3f8"/>
    </style:style>
    <style:style style:name="P12" style:family="paragraph" style:parent-style-name="Table_20_Contents">
      <style:paragraph-properties fo:text-align="end" style:justify-single-word="false"/>
      <style:text-properties style:font-name="Nimbus Mono L" officeooo:rsid="001e6400" officeooo:paragraph-rsid="002244cb"/>
    </style:style>
    <style:style style:name="P13" style:family="paragraph" style:parent-style-name="Table_20_Contents">
      <style:paragraph-properties fo:text-align="end" style:justify-single-word="false"/>
      <style:text-properties style:font-name="Nimbus Mono L" fo:font-size="72pt" fo:font-weight="bold" officeooo:rsid="001c5441" officeooo:paragraph-rsid="001c5441" style:font-size-asian="72pt" style:font-weight-asian="bold" style:font-size-complex="7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Nimbus Mono L" fo:font-size="72pt" fo:font-weight="bold" officeooo:rsid="001c5441" officeooo:paragraph-rsid="001fbaaf" style:font-size-asian="72pt" style:font-weight-asian="bold" style:font-size-complex="7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Nimbus Mono L" fo:font-size="72pt" fo:font-weight="bold" officeooo:rsid="001c5441" officeooo:paragraph-rsid="002244cb" style:font-size-asian="72pt" style:font-weight-asian="bold" style:font-size-complex="7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Nimbus Mono L" fo:font-size="72pt" fo:font-weight="bold" officeooo:rsid="002114c9" officeooo:paragraph-rsid="002114c9" style:font-size-asian="72pt" style:font-weight-asian="bold" style:font-size-complex="72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Nimbus Mono L" fo:font-size="72pt" fo:font-weight="bold" officeooo:rsid="002114c9" officeooo:paragraph-rsid="0021e3f8" style:font-size-asian="72pt" style:font-weight-asian="bold" style:font-size-complex="72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Nimbus Mono L" fo:font-size="72pt" fo:font-weight="bold" officeooo:rsid="002114c9" officeooo:paragraph-rsid="002244cb" style:font-size-asian="72pt" style:font-weight-asian="bold" style:font-size-complex="72pt" style:font-weight-complex="bold"/>
    </style:style>
    <style:style style:name="P19" style:family="paragraph" style:parent-style-name="Table_20_Contents">
      <style:text-properties style:font-name="Nimbus Mono L" officeooo:paragraph-rsid="002244cb"/>
    </style:style>
    <style:style style:name="P20" style:family="paragraph" style:parent-style-name="Standard">
      <style:text-properties style:font-name="Nimbus Mono L" officeooo:paragraph-rsid="002244cb"/>
    </style:style>
    <style:style style:name="P2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60pt" officeooo:rsid="001fbaaf" style:font-size-asian="60pt" style:font-size-complex="60pt"/>
    </style:style>
    <style:style style:name="T3" style:family="text">
      <style:text-properties fo:font-size="60pt" officeooo:rsid="001fc848" style:font-size-asian="60pt" style:font-size-complex="60pt"/>
    </style:style>
    <style:style style:name="T4" style:family="text">
      <style:text-properties officeooo:rsid="001fbaaf"/>
    </style:style>
    <style:style style:name="T5" style:family="text">
      <style:text-properties officeooo:rsid="002a03c4"/>
    </style:style>
    <style:style style:name="gr1" style:family="graphic">
      <style:graphic-properties draw:stroke="dash" draw:stroke-dash="Dashed_20__28_var_29_"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21" svg:x1="2.75in" svg:y1="0in" svg:x2="2.75in" svg:y2="8.5in">
        <text:p/>
      </draw:line>
      <draw:line text:anchor-type="page" text:anchor-page-number="2" draw:z-index="1" draw:style-name="gr1" draw:text-style-name="P21" svg:x1="2.75in" svg:y1="0in" svg:x2="2.75in" svg:y2="8.5in">
        <text:p/>
      </draw:line>
      <draw:line text:anchor-type="page" text:anchor-page-number="1" draw:z-index="2" draw:style-name="gr1" draw:text-style-name="P21" svg:x1="5.5in" svg:y1="0in" svg:x2="5.5in" svg:y2="8.5in">
        <text:p/>
      </draw:line>
      <draw:line text:anchor-type="page" text:anchor-page-number="2" draw:z-index="3" draw:style-name="gr1" draw:text-style-name="P21" svg:x1="5.5in" svg:y1="0in" svg:x2="5.5in" svg:y2="8.5in">
        <text:p/>
      </draw:line>
      <draw:line text:anchor-type="page" text:anchor-page-number="1" draw:z-index="4" draw:style-name="gr1" draw:text-style-name="P21" svg:x1="8.25in" svg:y1="0in" svg:x2="8.25in" svg:y2="8.5in">
        <text:p/>
      </draw:line>
      <draw:line text:anchor-type="page" text:anchor-page-number="2" draw:z-index="5" draw:style-name="gr1" draw:text-style-name="P21" svg:x1="8.25in" svg:y1="0in" svg:x2="8.25in" svg:y2="8.5in">
        <text:p/>
      </draw:line>
      <draw:line text:anchor-type="page" text:anchor-page-number="1" draw:z-index="6" draw:style-name="gr1" draw:text-style-name="P21" svg:x1="0in" svg:y1="2.8299in" svg:x2="11in" svg:y2="2.8299in">
        <text:p/>
      </draw:line>
      <draw:line text:anchor-type="page" text:anchor-page-number="2" draw:z-index="7" draw:style-name="gr1" draw:text-style-name="P21" svg:x1="0in" svg:y1="2.8299in" svg:x2="11in" svg:y2="2.8299in">
        <text:p/>
      </draw:line>
      <draw:line text:anchor-type="page" text:anchor-page-number="1" draw:z-index="8" draw:style-name="gr1" draw:text-style-name="P21" svg:x1="0in" svg:y1="5.6598in" svg:x2="11in" svg:y2="5.6598in">
        <text:p/>
      </draw:line>
      <draw:line text:anchor-type="page" text:anchor-page-number="2" draw:z-index="9" draw:style-name="gr1" draw:text-style-name="P21" svg:x1="0in" svg:y1="5.6598in" svg:x2="11in" svg:y2="5.6598in">
        <text:p/>
      </draw:line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J"/>
        <table:table-row table:style-name="Table1.1">
          <table:table-cell table:style-name="Table1.A1" office:value-type="string">
            <text:p text:style-name="P2"><text:span text:style-name="T4">a0</text:span> <text:span text:style-name="T4">b0</text:span> <text:span text:style-name="T4">c0</text:span> = <text:span text:style-name="T4">d0</text:span></text:p>
            <text:p text:style-name="P9"/>
            <text:p text:style-name="P6">e0</text:p>
            <text:p text:style-name="P13"><text:span text:style-name="T2">f0</text:span><text:span text:style-name="T1"> </text:span><text:span text:style-name="T2">g0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4">a1</text:span> <text:span text:style-name="T4">b1</text:span> <text:span text:style-name="T4">c1</text:span> = <text:span text:style-name="T4">d1</text:span></text:p>
            <text:p text:style-name="P10"/>
            <text:p text:style-name="P6">e1</text:p>
            <text:p text:style-name="P14"><text:span text:style-name="T2">f1</text:span><text:span text:style-name="T1"> </text:span><text:span text:style-name="T2">g1</text:span></text:p>
          </table:table-cell>
          <table:table-cell table:style-name="Table1.E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4">a2</text:span> <text:span text:style-name="T4">b2</text:span> <text:span text:style-name="T4">c2</text:span> = <text:span text:style-name="T4">d2</text:span></text:p>
            <text:p text:style-name="P10"/>
            <text:p text:style-name="P6">e2</text:p>
            <text:p text:style-name="P14"><text:span text:style-name="T2">f2</text:span><text:span text:style-name="T1"> </text:span><text:span text:style-name="T2">g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4">a3</text:span> <text:span text:style-name="T4">b3</text:span> <text:span text:style-name="T4">c3</text:span> = <text:span text:style-name="T4">d3</text:span></text:p>
            <text:p text:style-name="P10"/>
            <text:p text:style-name="P6">e3</text:p>
            <text:p text:style-name="P14"><text:span text:style-name="T2">f3</text:span><text:span text:style-name="T1"> </text:span><text:span text:style-name="T2">g3</text:span></text:p>
          </table:table-cell>
        </table:table-row>
        <table:table-row table:style-name="Table1.2">
          <table:table-cell table:style-name="Table1.E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<text:span text:style-name="T4">a4</text:span> <text:span text:style-name="T4">b4</text:span> <text:span text:style-name="T4">c4</text:span> = <text:span text:style-name="T4">d4</text:span></text:p>
            <text:p text:style-name="P10"/>
            <text:p text:style-name="P6">e4</text:p>
            <text:p text:style-name="P16"><text:span text:style-name="T2">f4</text:span><text:span text:style-name="T1"> </text:span><text:span text:style-name="T2">g4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4">a5</text:span> <text:span text:style-name="T4">b5</text:span> <text:span text:style-name="T4">c5</text:span> = <text:span text:style-name="T4">d5</text:span></text:p>
            <text:p text:style-name="P10"/>
            <text:p text:style-name="P6">e5</text:p>
            <text:p text:style-name="P14"><text:span text:style-name="T2">f5</text:span><text:span text:style-name="T1"> </text:span><text:span text:style-name="T2">g5</text:span></text:p>
          </table:table-cell>
          <table:table-cell table:style-name="Table1.E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4">a6</text:span> <text:span text:style-name="T4">b6</text:span> <text:span text:style-name="T4">c6</text:span> = <text:span text:style-name="T4">d6</text:span></text:p>
            <text:p text:style-name="P10"/>
            <text:p text:style-name="P6">e6</text:p>
            <text:p text:style-name="P14"><text:span text:style-name="T2">f6</text:span><text:span text:style-name="T1"> </text:span><text:span text:style-name="T2">g</text:span><text:span text:style-name="T3">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4">a7</text:span> <text:span text:style-name="T4">b7</text:span> <text:span text:style-name="T4">c7</text:span> = <text:span text:style-name="T4">d7</text:span></text:p>
            <text:p text:style-name="P10"/>
            <text:p text:style-name="P6">e7</text:p>
            <text:p text:style-name="P14"><text:span text:style-name="T2">f7</text:span><text:span text:style-name="T1"> </text:span><text:span text:style-name="T2">g7</text:span></text:p>
          </table:table-cell>
        </table:table-row>
        <table:table-row table:style-name="Table1.5">
          <table:table-cell table:style-name="Table1.E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3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  <table:table-cell table:style-name="Table1.E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E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4">a8</text:span> <text:span text:style-name="T4">b8</text:span> <text:span text:style-name="T4">c8</text:span> = <text:span text:style-name="T4">d8</text:span></text:p>
            <text:p text:style-name="P11"/>
            <text:p text:style-name="P7">e8</text:p>
            <text:p text:style-name="P17"><text:span text:style-name="T2">f8</text:span><text:span text:style-name="T1"> </text:span><text:span text:style-name="T2">g8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4">a9</text:span> <text:span text:style-name="T4">b9</text:span> <text:span text:style-name="T4">c9</text:span> = <text:span text:style-name="T4">d9</text:span></text:p>
            <text:p text:style-name="P11"/>
            <text:p text:style-name="P7">e9</text:p>
            <text:p text:style-name="P17"><text:span text:style-name="T2">f9</text:span><text:span text:style-name="T1"> </text:span><text:span text:style-name="T2">g9</text:span></text:p>
          </table:table-cell>
          <table:table-cell table:style-name="Table1.E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4">aA</text:span> <text:span text:style-name="T4">bA</text:span> <text:span text:style-name="T4">cA</text:span> = <text:span text:style-name="T4">dA</text:span></text:p>
            <text:p text:style-name="P11"/>
            <text:p text:style-name="P7">eA</text:p>
            <text:p text:style-name="P17"><text:span text:style-name="T2">fA</text:span><text:span text:style-name="T1"> </text:span><text:span text:style-name="T2">gA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4">aB</text:span> <text:span text:style-name="T4">bB</text:span> <text:span text:style-name="T4">cB</text:span> = <text:span text:style-name="T4">dB</text:span></text:p>
            <text:p text:style-name="P11"/>
            <text:p text:style-name="P7">eB</text:p>
            <text:p text:style-name="P17"><text:span text:style-name="T2">fB</text:span><text:span text:style-name="T1"> </text:span><text:span text:style-name="T2">gB</text:span></text:p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column table:style-name="Table2.J"/>
        <text:soft-page-break/>
        <table:table-row table:style-name="Table2.1">
          <table:table-cell table:style-name="Table2.A1" office:value-type="string">
            <text:p text:style-name="P5"><text:span text:style-name="T4">aC</text:span> <text:span text:style-name="T4">bC</text:span> <text:span text:style-name="T4">cC</text:span> = <text:span text:style-name="T4">dC</text:span></text:p>
            <text:p text:style-name="P12"/>
            <text:p text:style-name="P8">eC</text:p>
            <text:p text:style-name="P15"><text:span text:style-name="T2">fC</text:span><text:span text:style-name="T1"> </text:span><text:span text:style-name="T2">gC</text:span></text:p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D</text:span> <text:span text:style-name="T4">bD</text:span> <text:span text:style-name="T4">cD</text:span> = <text:span text:style-name="T4">dD</text:span></text:p>
            <text:p text:style-name="P12"/>
            <text:p text:style-name="P8">eD</text:p>
            <text:p text:style-name="P15"><text:span text:style-name="T2">fD</text:span><text:span text:style-name="T1"> </text:span><text:span text:style-name="T2">gD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E</text:span> <text:span text:style-name="T4">bE</text:span> <text:span text:style-name="T4">cE</text:span> = <text:span text:style-name="T4">dE</text:span></text:p>
            <text:p text:style-name="P12"/>
            <text:p text:style-name="P8">eE</text:p>
            <text:p text:style-name="P15"><text:span text:style-name="T2">fE</text:span><text:span text:style-name="T1"> </text:span><text:span text:style-name="T2">gE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F</text:span> <text:span text:style-name="T4">bF</text:span> <text:span text:style-name="T4">cF</text:span> = <text:span text:style-name="T4">dF</text:span></text:p>
            <text:p text:style-name="P12"/>
            <text:p text:style-name="P8">eF</text:p>
            <text:p text:style-name="P15"><text:span text:style-name="T2">fF</text:span><text:span text:style-name="T1"> </text:span><text:span text:style-name="T2">gF</text:span></text:p>
          </table:table-cell>
        </table:table-row>
        <table:table-row table:style-name="Table2.2">
          <table:table-cell table:style-name="Table2.A1" office:value-type="string">
            <text:p text:style-name="P19"/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2">
          <table:table-cell table:style-name="Table2.A1" office:value-type="string">
            <text:p text:style-name="P19"/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5"><text:span text:style-name="T4">aG</text:span> <text:span text:style-name="T4">bG</text:span> <text:span text:style-name="T4">cG</text:span> = <text:span text:style-name="T4">dG</text:span></text:p>
            <text:p text:style-name="P12"/>
            <text:p text:style-name="P8">eG</text:p>
            <text:p text:style-name="P18"><text:span text:style-name="T2">fG</text:span><text:span text:style-name="T1"> </text:span><text:span text:style-name="T2">gG</text:span></text:p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H</text:span> <text:span text:style-name="T4">bH</text:span> <text:span text:style-name="T4">cH</text:span> = <text:span text:style-name="T4">dH</text:span></text:p>
            <text:p text:style-name="P12"/>
            <text:p text:style-name="P8">eH</text:p>
            <text:p text:style-name="P15"><text:span text:style-name="T2">fH</text:span><text:span text:style-name="T1"> </text:span><text:span text:style-name="T2">gH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I</text:span> <text:span text:style-name="T4">bI</text:span> <text:span text:style-name="T4">cI</text:span> = <text:span text:style-name="T4">dI</text:span></text:p>
            <text:p text:style-name="P12"/>
            <text:p text:style-name="P8">eI</text:p>
            <text:p text:style-name="P15"><text:span text:style-name="T2">fI</text:span><text:span text:style-name="T1"> </text:span><text:span text:style-name="T2">g</text:span><text:span text:style-name="T3">I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J</text:span> <text:span text:style-name="T4">bJ</text:span> <text:span text:style-name="T4">cJ</text:span> = <text:span text:style-name="T4">dJ</text:span></text:p>
            <text:p text:style-name="P12"/>
            <text:p text:style-name="P8">eJ</text:p>
            <text:p text:style-name="P15"><text:span text:style-name="T2">fJ</text:span><text:span text:style-name="T1"> </text:span><text:span text:style-name="T2">gJ</text:span></text:p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4">aK</text:span> <text:span text:style-name="T4">bK</text:span> <text:span text:style-name="T4">cK</text:span> = <text:span text:style-name="T4">dK</text:span></text:p>
            <text:p text:style-name="P12"/>
            <text:p text:style-name="P8">eK</text:p>
            <text:p text:style-name="P18"><text:span text:style-name="T2">fK</text:span><text:span text:style-name="T1"> </text:span><text:span text:style-name="T2">gK</text:span></text:p>
          </table:table-cell>
          <table:table-cell table:style-name="Table2.B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L</text:span> <text:span text:style-name="T4">bL</text:span> <text:span text:style-name="T4">cL</text:span> = <text:span text:style-name="T4">dL</text:span></text:p>
            <text:p text:style-name="P12"/>
            <text:p text:style-name="P8">eL</text:p>
            <text:p text:style-name="P18"><text:span text:style-name="T2">fL</text:span><text:span text:style-name="T1"> </text:span><text:span text:style-name="T2">gL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5">aM</text:span> <text:span text:style-name="T4">bM</text:span> <text:span text:style-name="T4">cM</text:span> = <text:span text:style-name="T4">dM</text:span></text:p>
            <text:p text:style-name="P12"/>
            <text:p text:style-name="P8">eM</text:p>
            <text:p text:style-name="P18"><text:span text:style-name="T2">fM</text:span><text:span text:style-name="T1"> </text:span><text:span text:style-name="T2">gM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5"><text:span text:style-name="T4">aN</text:span> <text:span text:style-name="T5">bN</text:span> <text:span text:style-name="T4">cN</text:span> = <text:span text:style-name="T4">dN</text:span></text:p>
            <text:p text:style-name="P12"/>
            <text:p text:style-name="P8">eN</text:p>
            <text:p text:style-name="P18"><text:span text:style-name="T2">fN</text:span><text:span text:style-name="T1"> </text:span><text:span text:style-name="T2">gN</text:span></text:p>
          </table:table-cell>
        </table:table-row>
      </table:table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Warren</meta:initial-creator>
    <meta:creation-date>2015-04-12T13:05:27.080384420</meta:creation-date>
    <dc:date>2015-04-14T21:48:09.616236861</dc:date>
    <dc:creator>Stephen Warren</dc:creator>
    <meta:editing-duration>PT41M30S</meta:editing-duration>
    <meta:editing-cycles>20</meta:editing-cycles>
    <meta:generator>LibreOffice/4.2.7.2$Linux_X86_64 LibreOffice_project/420m0$Build-2</meta:generator>
    <meta:document-statistic meta:table-count="2" meta:image-count="0" meta:object-count="0" meta:page-count="3" meta:paragraph-count="72" meta:word-count="192" meta:character-count="480" meta:non-whitespace-character-count="360"/>
  </office:meta>
</office:document-meta>
</file>